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00f0c76"/>
    </style:style>
    <style:style style:name="P2"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010c471"/>
    </style:style>
    <style:style style:name="P3" style:family="paragraph" style:parent-style-name="Standard">
      <style:paragraph-properties fo:margin-left="0cm" fo:margin-right="0cm" fo:margin-top="0cm" fo:margin-bottom="0cm" style:contextual-spacing="false" fo:text-align="center" style:justify-single-word="false" fo:text-indent="1.251cm" style:auto-text-indent="false"/>
      <style:text-properties officeooo:paragraph-rsid="000f0c76"/>
    </style:style>
    <style:style style:name="P4"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010c471" officeooo:paragraph-rsid="0010c471"/>
    </style:style>
    <style:style style:name="P5"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013ef62" officeooo:paragraph-rsid="0013ef62"/>
    </style:style>
    <style:style style:name="P6" style:family="paragraph" style:parent-style-name="Standard" style:master-page-name="Standard">
      <style:paragraph-properties fo:margin-left="0cm" fo:margin-right="0cm" fo:margin-top="0cm" fo:margin-bottom="0cm" style:contextual-spacing="false" fo:text-align="end" style:justify-single-word="false" fo:text-indent="1.251cm" style:auto-text-indent="false" style:page-number="auto"/>
      <style:text-properties officeooo:paragraph-rsid="000f0c76"/>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style:font-name="Times New Roman" fo:font-size="14pt" fo:language="uk" fo:country="UA" officeooo:rsid="0010dcdd" style:font-size-asian="14pt" style:font-name-complex="Times New Roman1" style:font-size-complex="14pt"/>
    </style:style>
    <style:style style:name="T3" style:family="text">
      <style:text-properties style:font-name="Times New Roman" fo:font-size="14pt" fo:language="uk" fo:country="UA" officeooo:rsid="000f0c76" style:font-size-asian="14pt" style:font-name-complex="Times New Roman1" style:font-size-complex="14pt"/>
    </style:style>
    <style:style style:name="T4" style:family="text">
      <style:text-properties style:font-name="Times New Roman" fo:font-size="14pt" fo:language="uk" fo:country="UA" officeooo:rsid="0010c471" style:font-size-asian="14pt" style:font-name-complex="Times New Roman1" style:font-size-complex="14pt"/>
    </style:style>
    <style:style style:name="T5" style:family="text">
      <style:text-properties style:font-name="Times New Roman" fo:font-size="14pt" fo:language="uk" fo:country="UA" officeooo:rsid="0013ef62" style:font-size-asian="14pt" style:font-name-complex="Times New Roman1" style:font-size-complex="14pt"/>
    </style:style>
    <style:style style:name="T6" style:family="text">
      <style:text-properties style:font-name="Times New Roman" fo:font-size="14pt" style:font-size-asian="14pt" style:font-name-complex="Times New Roman1" style:font-size-complex="14pt"/>
    </style:style>
    <style:style style:name="T7" style:family="text">
      <style:text-properties style:font-name="Times New Roman" fo:font-size="14pt" fo:language="en" fo:country="US" style:font-size-asian="14pt" style:font-name-complex="Times New Roman1" style:font-size-complex="14pt"/>
    </style:style>
    <style:style style:name="T8" style:family="text">
      <style:text-properties fo:color="#000000" style:font-name="Times New Roman" fo:font-size="14pt" fo:language="uk" fo:country="UA" style:font-size-asian="14pt" style:font-name-complex="Times New Roman1" style:font-size-complex="14pt"/>
    </style:style>
    <style:style style:name="T9" style:family="text">
      <style:text-properties fo:color="#000000" style:font-name="Times New Roman" fo:font-size="14pt" fo:language="uk" fo:country="UA" officeooo:rsid="000f0c76" style:font-size-asian="14pt" style:font-name-complex="Times New Roman1"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МПК6</text:span><text:span text:style-name="T6"> </text:span><text:span text:style-name="T7">G</text:span><text:span text:style-name="T6"> 06 </text:span><text:span text:style-name="T7">F</text:span><text:span text:style-name="T6"> 5/00</text:span></text:p>
      <text:p text:style-name="P3"><text:span text:style-name="T4">ОПИС </text:span><text:span text:style-name="T3">СПОСІБ</text:span><text:span text:style-name="T4">У</text:span><text:span text:style-name="T3"> </text:span><text:span text:style-name="T1">ПЕРЕТВОРЕННЯ ВИГЛЯДУ ДАНИХ З </text:span><text:span text:style-name="T7">JSON</text:span><text:span text:style-name="T1"> ФОРМАТУ У <text:s/>ОБ'ЄКТ</text:span><text:span text:style-name="T2">И</text:span><text:span text:style-name="T1"> НА МОВІ ПРОГРАМУВАННЯ PHP</text:span></text:p>
      <text:p text:style-name="P3"><text:span text:style-name="T1"/></text:p>
      <text:p text:style-name="P1"><text:span text:style-name="T8">Запропонований винахід відноситься до </text:span><text:span text:style-name="T9">способів</text:span><text:span text:style-name="T1"> або засобів перетворення даних, що підлягають обробці, без зміни наповнення, об’єму або послідовності інформації</text:span><text:span text:style-name="T8">.</text:span><text:span text:style-name="T1"> Розроблений клас на мові програмування PHP використовуеться для перетворення вигляду інформації з JSON формату у <text:s/>обєкти PHP.</text:span></text:p>
      <text:p text:style-name="P2"><text:span text:style-name="T1">Подібне перетвореня застосовується у фреймворку «Symfony2». В цьому фреймворку даний спосіб реалізовано за допомогою стороніх </text:span><text:span text:style-name="T4">біблітек</text:span><text:span text:style-name="T1">, що дозволяє більш точну обробку даних. </text:span></text:p>
      <text:p text:style-name="P4"><text:span text:style-name="T1">Але недоліком цього способу у фреймворку «Symfony2» є те, що для використання цього класу необхідно встановлювати весь фреймворк </text:span><text:span text:style-name="T5">та окремі модуля для нього </text:span><text:span text:style-name="T1">та інтегрувати його з проектом користувача. </text:span><text:span text:style-name="T5">Також до недоліків можно віднести те, що відстуність хоча б однієї з додаткових бібліотек привиде до повної непрацездатності усього класу.</text:span></text:p>
      <text:p text:style-name="P4"><text:span text:style-name="T1">До способу перетворення вигляду даних з json формату у об'єкти php, а саме для написання класу на мові програмування php, було взято програмне забезпечення NetBeanse. </text:span></text:p>
      <text:p text:style-name="P4"><text:span text:style-name="T1">Обраний програмний продукт дозволяє швидко та без певних зусиль переглянути архетектуру класу, та стандартних бібліотек мови php. Також в <text:s/>NetBeanse є зручні засоби конфігурації як проекту, так і окремого класа. </text:span><text:span text:style-name="T5">Найголовніше це те, що дане програмне забезпечення є повністю безкоштовним.</text:span></text:p>
      <text:p text:style-name="P5"><text:span text:style-name="T5">Н</text:span><text:span text:style-name="T1">едоліком цього способу є те, що швидкість обробки даних та їх перетворення на пряму залежить від характеристик серверу та об'єму даних у json файлі. Також до недоліків цього способу можливо додати вагомість додатку. За рахунок того, що клас містить багато функцій для перевірки цілосності даних, та безпосередньо самі функції для перетворення даних, його вагомість збільшуетьс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yslav </meta:initial-creator>
    <meta:creation-date>2014-12-12T00:47:30.579138661</meta:creation-date>
    <dc:date>2014-12-12T02:03:36.144000719</dc:date>
    <dc:creator>vladyslav </dc:creator>
    <meta:editing-duration>PT56M41S</meta:editing-duration>
    <meta:editing-cycles>3</meta:editing-cycles>
    <meta:generator>LibreOffice/4.2.3.3$Linux_X86_64 LibreOffice_project/420m0$Build-3</meta:generator>
    <meta:document-statistic meta:table-count="0" meta:image-count="0" meta:object-count="0" meta:page-count="1" meta:paragraph-count="8" meta:word-count="246" meta:character-count="1739" meta:non-whitespace-character-count="1496"/>
  </office:meta>
</office:document-meta>
</file>